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Fira Code" svg:font-family="'Fira Code', SFMono-Regular, Consolas, Menlo, monospace"/>
    <style:font-face style:name="FiraCode" svg:font-family="FiraCod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Code" fo:font-size="11pt" fo:language="zxx" fo:country="none" fo:font-style="italic" officeooo:rsid="0010877d" officeooo:paragraph-rsid="0010877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" style:family="paragraph" style:parent-style-name="Standard">
      <style:text-properties style:font-name="FiraCode" fo:font-size="11pt" fo:language="zxx" fo:country="none" officeooo:rsid="000f5379" officeooo:paragraph-rsid="000f5379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style:font-name="FiraCode" fo:font-size="11pt" fo:language="zxx" fo:country="none" officeooo:rsid="0010877d" officeooo:paragraph-rsid="0010877d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style:font-name="FiraCode" fo:font-size="11pt" fo:language="zxx" fo:country="none" officeooo:rsid="0011aba8" officeooo:paragraph-rsid="0011aba8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style:font-name="FiraCode" fo:font-size="11pt" fo:language="zxx" fo:country="none" fo:font-weight="normal" officeooo:rsid="00141b31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style:font-name="FiraCode" fo:font-size="11pt" fo:language="zxx" fo:country="none" fo:font-weight="normal" officeooo:rsid="001cfcfe" officeooo:paragraph-rsid="001cfcf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style:font-name="FiraCode" fo:font-size="11pt" officeooo:paragraph-rsid="0011aba8" style:font-size-asian="11pt" style:font-size-complex="11pt"/>
    </style:style>
    <style:style style:name="P10" style:family="paragraph" style:parent-style-name="Standard">
      <style:text-properties style:font-name="FiraCode" fo:font-size="11pt" officeooo:paragraph-rsid="001cfcfe" style:font-size-asian="11pt" style:font-size-complex="11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1aba8" officeooo:paragraph-rsid="0011aba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margin-left="3.752cm" fo:margin-right="0cm" fo:text-indent="0cm" style:auto-text-indent="false"/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margin-left="3.752cm" fo:margin-right="0cm" fo:text-indent="0cm" style:auto-text-indent="false"/>
      <style:text-properties style:font-name="FiraCode" fo:font-size="11pt" fo:language="zxx" fo:country="none" fo:font-weight="normal" officeooo:rsid="0017b803" officeooo:paragraph-rsid="0017b80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 style:list-style-name="L1">
      <style:text-properties style:font-name="FiraCode" fo:font-size="11pt" fo:language="zxx" fo:country="none" fo:font-style="italic" officeooo:rsid="0010877d" officeooo:paragraph-rsid="0010877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 style:list-style-name="L1">
      <style:text-properties style:font-name="FiraCode" fo:font-size="11pt" fo:language="zxx" fo:country="none" fo:font-style="italic" officeooo:rsid="00141b31" officeooo:paragraph-rsid="00141b3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9" style:family="paragraph" style:parent-style-name="Standard" style:list-style-name="L2">
      <style:text-properties style:font-name="FiraCode" fo:font-size="11pt" fo:language="zxx" fo:country="none" officeooo:rsid="0010877d" officeooo:paragraph-rsid="000f5379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 style:list-style-name="L3">
      <style:text-properties style:font-name="FiraCode" fo:font-size="11pt" fo:language="zxx" fo:country="none" officeooo:rsid="0010877d" officeooo:paragraph-rsid="000f5379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 style:list-style-name="L3">
      <style:text-properties style:font-name="FiraCode" fo:font-size="11pt" fo:language="zxx" fo:country="none" officeooo:rsid="0011aba8" officeooo:paragraph-rsid="0011aba8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FiraCode" fo:font-size="11pt" fo:language="zxx" fo:country="none" fo:font-weight="bold" officeooo:rsid="0012831a" officeooo:paragraph-rsid="0011aba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 style:list-style-name="L4"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 style:list-style-name="L5"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Standard" style:list-style-name="L5">
      <style:text-properties style:font-name="FiraCode" fo:font-size="11pt" fo:language="zxx" fo:country="none" fo:font-weight="normal" officeooo:rsid="0018f41d" officeooo:paragraph-rsid="0018f41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6" style:family="paragraph" style:parent-style-name="Standard" style:list-style-name="L6"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Standard" style:list-style-name="L7">
      <style:text-properties style:font-name="FiraCode" fo:font-size="11pt" fo:language="zxx" fo:country="none" fo:font-weight="normal" officeooo:rsid="001cfcfe" officeooo:paragraph-rsid="001cfcf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Standard">
      <style:text-properties style:font-name="FiraCode" fo:font-size="11pt" fo:language="zxx" fo:country="none" fo:font-weight="normal" officeooo:rsid="001cfcfe" officeooo:paragraph-rsid="001cfcf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Standard">
      <style:text-properties style:font-name="FiraCode" fo:font-size="11pt" fo:language="zxx" fo:country="none" fo:font-weight="normal" officeooo:rsid="001e7ba5" officeooo:paragraph-rsid="001cfcf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0" style:family="paragraph" style:parent-style-name="Standard">
      <style:text-properties style:font-name="FiraCode" fo:font-size="11pt" fo:language="zxx" fo:country="none" fo:font-weight="normal" officeooo:rsid="001e7ba5" officeooo:paragraph-rsid="001e7ba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1" style:family="paragraph" style:parent-style-name="Standard" style:list-style-name="L8">
      <style:text-properties style:font-name="FiraCode" fo:font-size="11pt" officeooo:paragraph-rsid="001e7ba5" style:font-size-asian="11pt" style:font-size-complex="11pt"/>
    </style:style>
    <style:style style:name="P32" style:family="paragraph" style:parent-style-name="Standard" style:list-style-name="L8">
      <style:text-properties fo:font-variant="normal" fo:text-transform="none" fo:color="#36464e" style:font-name="FiraCode" fo:font-size="11pt" fo:letter-spacing="normal" fo:language="zxx" fo:country="none" fo:font-style="normal" fo:font-weight="normal" officeooo:rsid="001e7ba5" officeooo:paragraph-rsid="001e7ba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3" style:family="paragraph" style:parent-style-name="Standard">
      <style:text-properties fo:font-variant="normal" fo:text-transform="none" fo:color="#36464e" style:font-name="FiraCode" fo:font-size="11pt" fo:letter-spacing="normal" fo:language="zxx" fo:country="none" fo:font-style="normal" style:text-underline-style="solid" style:text-underline-width="auto" style:text-underline-color="font-color" fo:font-weight="normal" officeooo:rsid="001e7ba5" officeooo:paragraph-rsid="001e7ba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4" style:family="paragraph" style:parent-style-name="Standard">
      <style:text-properties fo:font-variant="normal" fo:text-transform="none" fo:color="#36464e" style:font-name="FiraCode" fo:font-size="11pt" fo:letter-spacing="normal" fo:language="zxx" fo:country="none" fo:font-style="normal" style:text-underline-style="solid" style:text-underline-width="auto" style:text-underline-color="font-color" fo:font-weight="normal" officeooo:rsid="00211bb5" officeooo:paragraph-rsid="00211bb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Standard">
      <style:text-properties fo:font-variant="normal" fo:text-transform="none" fo:color="#36464e" style:font-name="FiraCode" fo:font-size="11pt" fo:letter-spacing="normal" fo:language="zxx" fo:country="none" fo:font-style="normal" style:text-underline-style="none" fo:font-weight="normal" officeooo:rsid="00211bb5" officeooo:paragraph-rsid="00211bb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6" style:family="paragraph" style:parent-style-name="Standard">
      <style:text-properties fo:font-variant="normal" fo:text-transform="none" fo:color="#36464e" style:font-name="FiraCode" fo:font-size="11pt" fo:letter-spacing="normal" fo:language="zxx" fo:country="none" fo:font-style="normal" style:text-underline-style="none" fo:font-weight="normal" officeooo:rsid="002208f3" officeooo:paragraph-rsid="002208f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7" style:family="paragraph" style:parent-style-name="Standard">
      <style:text-properties officeooo:paragraph-rsid="002365b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2831a" officeooo:paragraph-rsid="0011aba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zxx" fo:country="none" officeooo:rsid="0011aba8" style:language-asian="zxx" style:country-asian="none" style:language-complex="zxx" style:country-complex="none"/>
    </style:style>
    <style:style style:name="T3" style:family="text">
      <style:text-properties fo:language="zxx" fo:country="none" officeooo:rsid="00141b31" style:language-asian="zxx" style:country-asian="none" style:language-complex="zxx" style:country-complex="none"/>
    </style:style>
    <style:style style:name="T4" style:family="text">
      <style:text-properties fo:language="zxx" fo:country="none" officeooo:rsid="0012831a" style:language-asian="zxx" style:country-asian="none" style:language-complex="zxx" style:country-complex="none"/>
    </style:style>
    <style:style style:name="T5" style:family="text">
      <style:text-properties fo:language="zxx" fo:country="none" fo:font-weight="bold" officeooo:rsid="0012831a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zxx" fo:country="none" fo:font-weight="normal" officeooo:rsid="001cfcfe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1e7ba5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12831a"/>
    </style:style>
    <style:style style:name="T9" style:family="text">
      <style:text-properties fo:font-weight="bold" officeooo:rsid="0012831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5fe2f"/>
    </style:style>
    <style:style style:name="T12" style:family="text">
      <style:text-properties officeooo:rsid="0017b803"/>
    </style:style>
    <style:style style:name="T13" style:family="text">
      <style:text-properties officeooo:rsid="0018f41d"/>
    </style:style>
    <style:style style:name="T14" style:family="text">
      <style:text-properties officeooo:rsid="001ab026"/>
    </style:style>
    <style:style style:name="T15" style:family="text">
      <style:text-properties fo:font-variant="normal" fo:text-transform="none" fo:color="#36464e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variant="normal" fo:text-transform="none" fo:color="#36464e" style:font-name="FiraCode" fo:font-size="11pt" fo:letter-spacing="normal" fo:language="zxx" fo:country="none" fo:font-style="normal" style:text-underline-style="none" fo:font-weight="normal" officeooo:rsid="00211bb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" style:family="text">
      <style:text-properties fo:font-variant="normal" fo:text-transform="none" fo:color="#36464e" style:font-name="FiraCode" fo:font-size="11pt" fo:letter-spacing="normal" fo:language="zxx" fo:country="none" fo:font-style="normal" style:text-underline-style="none" fo:font-weight="normal" officeooo:rsid="002365b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" style:family="text">
      <style:text-properties officeooo:rsid="002365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commands:</text:p>
      <text:p text:style-name="P1"/>
      <text:list xml:id="list3406522189" text:style-name="L1">
        <text:list-item>
          <text:p text:style-name="P17">use a db: <text:span text:style-name="T1">use databasename</text:span></text:p>
        </text:list-item>
        <text:list-item>
          <text:p text:style-name="P17">show tables:<text:span text:style-name="T1"> show tables</text:span></text:p>
        </text:list-item>
        <text:list-item>
          <text:p text:style-name="P18"><text:span text:style-name="T10">create db: </text:span><text:span text:style-name="T1">create database databasename</text:span></text:p>
        </text:list-item>
      </text:list>
      <text:p text:style-name="P2"/>
      <text:p text:style-name="P2">a) Instalacion de Laravel</text:p>
      <text:p text:style-name="P2">b) Crear las migraciones y modelos necesarios</text:p>
      <text:p text:style-name="P2"/>
      <text:list xml:id="list2307834284" text:style-name="L2">
        <text:list-item>
          <text:p text:style-name="P19">login sql: mysql -uroot -p</text:p>
        </text:list-item>
      </text:list>
      <text:p text:style-name="P2"/>
      <text:p text:style-name="P3"><text:tab/>[ install php mysql]</text:p>
      <text:p text:style-name="P3"/>
      <text:list xml:id="list1811776079" text:style-name="L3">
        <text:list-item>
          <text:p text:style-name="P20">migrate and create tables in the database: php artisan migrate</text:p>
        </text:list-item>
        <text:list-item>
          <text:p text:style-name="P21">php artisan migrate:rollback to drop all the databases to migrate again with changes</text:p>
        </text:list-item>
        <text:list-item>
          <text:p text:style-name="P21">php artisan migrate:fresh to drop all databases and migrate all of them</text:p>
        </text:list-item>
      </text:list>
      <text:p text:style-name="P4"/>
      <text:p text:style-name="P9"><text:span text:style-name="T2"><text:tab/></text:span><text:span text:style-name="T3">ACTIVE RECORD PATTERN</text:span><text:span text:style-name="T4"> -&gt; link database model to a Laravel model using </text:span><text:span text:style-name="T5">tinker</text:span></text:p>
      <text:p text:style-name="P22"/>
      <text:p text:style-name="P11"><text:span text:style-name="T8">mario@marioLaptop:~/Documentos/blog$ </text:span><text:span text:style-name="T9">php artisan tinker</text:span></text:p>
      <text:p text:style-name="P38">Psy Shell v0.11.5 (PHP 8.1.6 — cli) by Justin Hileman</text:p>
      <text:p text:style-name="P11"/>
      <text:p text:style-name="P38">&gt;&gt;&gt; $user = new App\Models\User;</text:p>
      <text:p text:style-name="P38">=&gt; App\Models\User {#3530}</text:p>
      <text:p text:style-name="P11"/>
      <text:p text:style-name="P38">&gt;&gt;&gt; $user-&gt;name = 'admin'</text:p>
      <text:p text:style-name="P38">=&gt; "admin"</text:p>
      <text:p text:style-name="P11"/>
      <text:p text:style-name="P38">&gt;&gt;&gt; $user-&gt;email = 'admin@admin.com'</text:p>
      <text:p text:style-name="P38">=&gt; "admin@admin.com"</text:p>
      <text:p text:style-name="P11"/>
      <text:p text:style-name="P38">&gt;&gt;&gt; $user-&gt;password = bcrypt('!password');</text:p>
      <text:p text:style-name="P38">=&gt; "$2y$10$uSmsIqyzxMZcJdxahBsbM.XXRMeKEB7plrXCtGUd8.I4HisDBTFCG"</text:p>
      <text:p text:style-name="P11"/>
      <text:p text:style-name="P38">&gt;&gt;&gt; $user-&gt;save()</text:p>
      <text:p text:style-name="P38">=&gt; true</text:p>
      <text:p text:style-name="P11"/>
      <text:p text:style-name="P12">CREATE MIGRATION AND MODEL:</text:p>
      <text:p text:style-name="P12"/>
      <text:list xml:id="list3275537722" text:style-name="L4">
        <text:list-item>
          <text:p text:style-name="P23">Create migration: php artisan make:migration migration_name</text:p>
          <text:p text:style-name="P23"/>
        </text:list-item>
      </text:list>
      <text:p text:style-name="P14">(the migration name should describe what the migration does, for example: create_posts_table) </text:p>
      <text:p text:style-name="P14"/>
      <text:list xml:id="list1360204833" text:style-name="L5">
        <text:list-item>
          <text:p text:style-name="P24">Create model: php artisan make:model <text:span text:style-name="T13">M</text:span>odel_name</text:p>
        </text:list-item>
        <text:list-item>
          <text:p text:style-name="P25">Create model and migration for that model: php artisan make:model Model_name -<text:span text:style-name="T14">m</text:span></text:p>
        </text:list-item>
      </text:list>
      <text:p text:style-name="P6"><text:tab/></text:p>
      <text:p text:style-name="P6"><text:span text:style-name="T11"><text:tab/>MASS ASIGNMENT </text:span><text:span text:style-name="T12">AND AVOID ING MASS ASSIGNMENT VULNERABILITY</text:span></text:p>
      <text:p text:style-name="P6"/>
      <text:list xml:id="list3451929091" text:style-name="L6">
        <text:list-item>
          <text:p text:style-name="P26">In the model we have to add:</text:p>
          <text:p text:style-name="P26"/>
        </text:list-item>
      </text:list>
      <text:p text:style-name="P7"><text:tab/><text:tab/><text:tab/>protected $fillable = ['title', '<text:span text:style-name="T12">excerpt', 'body'</text:span>];</text:p>
      <text:p text:style-name="P7"/>
      <text:p text:style-name="P7"><text:soft-page-break/><text:tab/><text:tab/><text:tab/><text:span text:style-name="T12">OR</text:span></text:p>
      <text:p text:style-name="P7"/>
      <text:p text:style-name="P7"><text:tab/><text:tab/><text:tab/><text:span text:style-name="T12">protected $guarded = ['id'];</text:span></text:p>
      <text:p text:style-name="P7"/>
      <text:p text:style-name="P13"><text:tab/><text:tab/>And then we can create a new element in the database in one step with:</text:p>
      <text:p text:style-name="P15">Model::create(['title' =&gt; 'Ttitle name', 'excerpt' =&gt; 'excerpt of post', 'body'=&gt;'Lorem impsum dolor sit amet."]);</text:p>
      <text:p text:style-name="P15"/>
      <text:p text:style-name="P16">Other option is to never use the mass asignment and the protected $guarded = [], so never let the user to provide an array with multiple things to change.</text:p>
      <text:p text:style-name="P5"/>
      <text:p text:style-name="P5">INSERT INTO `news`.`categories` (`id`,`name`,`slug`,`created_at`,`updated_at`) VALUES ('1','Economics','economics','2022-06-09 20:22:48','2022-06-09 20:22:48');</text:p>
      <text:p text:style-name="P5">INSERT INTO `news`.`categories` (`id`,`name`,`slug`,`created_at`,`updated_at`) VALUES ('2','Sports','sports','2022-06-09 20:22:48','2022-06-09 20:22:48');</text:p>
      <text:p text:style-name="P5"/>
      <text:p text:style-name="P5">INSERT INTO `news`.`articles` (`id`,`title`,`author`,`published_at`,`content`,`created_at`,`updated_at`) VALUES ('1','Economics Article','Maria','2022-06-09 20:21:21','Lorem Ipsum','2022-06-09 20:21:21','2022-06-09 20:21:21');</text:p>
      <text:p text:style-name="P5">INSERT INTO `news`.`articles` (`id`,`title`,`author`,`published_at`,`content`,`created_at`,`updated_at`) VALUES ('2','Article about sports','Jose','2022-06-09 20:22:01','Lorem Sportium','2022-06-09 20:22:01',NULL);</text:p>
      <text:p text:style-name="P5"/>
      <text:p text:style-name="P8">ASIGNACION DE CATEGORIAS</text:p>
      <text:p text:style-name="P8"/>
      <text:list xml:id="list618694635" text:style-name="L7">
        <text:list-item>
          <text:p text:style-name="P27">Crear un nuevo migration (php artisan:make migration create-article-category-table) que tenga las columnas article_id, category_id y se guarde la referencia de las mismas</text:p>
        </text:list-item>
        <text:list-item>
          <text:p text:style-name="P27">Para anadir las referencias, se hace con tinker, a traves de buscar el elemento y despues hacer lo siguiente:</text:p>
        </text:list-item>
      </text:list>
      <text:p text:style-name="P8"><text:tab/></text:p>
      <text:p text:style-name="P8"><text:tab/>ASIGNAR</text:p>
      <text:p text:style-name="P8"><text:tab/>$article-&gt;categories()-&gt;attach(id_de_la_category);</text:p>
      <text:p text:style-name="P8"><text:tab/>$article-&gt;categories()-&gt;attach( [ id1, id, id3... ] );</text:p>
      <text:p text:style-name="P8"/>
      <text:p text:style-name="P8"><text:tab/>DESASIGNAR</text:p>
      <text:p text:style-name="P8"><text:tab/>$article-&gt;categories()-&gt;detach(id_de_la_category);</text:p>
      <text:p text:style-name="P8"><text:tab/>$article-&gt;categories()-&gt;detach( [ id1, id, id3... ] );</text:p>
      <text:p text:style-name="P8"/>
      <text:p text:style-name="P8"><text:tab/>ASIGNAR Y ELIMINAR PREVIOS</text:p>
      <text:p text:style-name="P10"><text:span text:style-name="T6"><text:tab/>$article-&gt;categories()-&gt;sync(id_de_la_category | [ id1, id2, id3... ] );</text:span><text:span text:style-name="T7">\</text:span></text:p>
      <text:p text:style-name="P29"/>
      <text:p text:style-name="P30">SEEDING</text:p>
      <text:p text:style-name="P30"/>
      <text:list xml:id="list3731549823" text:style-name="L8">
        <text:list-item>
          <text:p text:style-name="P31"><text:span text:style-name="T7">Instalar Faker -&gt; </text:span><text:span text:style-name="T15">composer require fakerphp/faker</text:span></text:p>
        </text:list-item>
        <text:list-item>
          <text:p text:style-name="P32">php artisan migrate:fresh --seed</text:p>
        </text:list-item>
      </text:list>
      <text:p text:style-name="P33"/>
      <text:p text:style-name="P35">CREAR API REST</text:p>
      <text:p text:style-name="P34"/>
      <text:p text:style-name="P35">php artisan make:controller A<text:span text:style-name="T18">pi</text:span>\\ArticleController –model=Article</text:p>
      <text:p text:style-name="P37"><text:span text:style-name="T16">php artisan make:controller A</text:span><text:span text:style-name="T17">pi</text:span><text:span text:style-name="T16">\\</text:span><text:span text:style-name="T17">CategoryController</text:span><text:span text:style-name="T16"> –model=</text:span><text:span text:style-name="T17">Category</text:span></text:p>
      <text:p text:style-name="P35"/>
      <text:p text:style-name="P36"><text:soft-page-break/>En el controller, modificar los metodos que nos interesan (de lectura)</text:p>
      <text:p text:style-name="P35"/>
      <text:p text:style-name="P36">En las rutas:</text:p>
      <text:p text:style-name="P36"/>
      <text:p text:style-name="P36">Route::apiResource('articles', ArticleController::class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Fira Code" svg:font-family="'Fira Code', SFMono-Regular, Consolas, Menlo, monospace"/>
    <style:font-face style:name="FiraCode" svg:font-family="FiraCod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5:22:10.165597344</meta:creation-date>
    <dc:date>2022-06-10T12:57:41.260569286</dc:date>
    <meta:editing-duration>PT1H17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65" meta:word-count="421" meta:character-count="3508" meta:non-whitespace-character-count="3140"/>
  </office:meta>
</office:document-meta>
</file>